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7" style:family="table-column">
      <style:table-column-properties fo:break-before="auto" style:column-width="2.545cm"/>
    </style:style>
    <style:style style:name="co11" style:family="table-column">
      <style:table-column-properties fo:break-before="auto" style:column-width="13.252cm"/>
    </style:style>
    <style:style style:name="co12" style:family="table-column">
      <style:table-column-properties fo:break-before="auto" style:column-width="2.644cm"/>
    </style:style>
    <style:style style:name="co13" style:family="table-column">
      <style:table-column-properties fo:break-before="auto" style:column-width="9.991cm"/>
    </style:style>
    <style:style style:name="co14" style:family="table-column">
      <style:table-column-properties fo:break-before="auto" style:column-width="17.73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24"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3" style:family="table-row">
      <style:table-row-properties style:row-height="1.376cm" fo:break-before="auto" style:use-optimal-row-height="false"/>
    </style:style>
    <style:style style:name="ro20" style:family="table-row">
      <style:table-row-properties style:row-height="3.669cm" fo:break-before="auto" style:use-optimal-row-height="false"/>
    </style:style>
    <style:style style:name="ro14" style:family="table-row">
      <style:table-row-properties style:row-height="2.293cm" fo:break-before="auto" style:use-optimal-row-height="false"/>
    </style:style>
    <style:style style:name="ro27" style:family="table-row">
      <style:table-row-properties style:row-height="0.67cm" fo:break-before="auto" style:use-optimal-row-height="false"/>
    </style:style>
    <style:style style:name="ro37" style:family="table-row">
      <style:table-row-properties style:row-height="5.503cm" fo:break-before="auto" style:use-optimal-row-height="false"/>
    </style:style>
    <style:style style:name="ro18" style:family="table-row">
      <style:table-row-properties style:row-height="5.045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1.776cm" fo:break-before="auto" style:use-optimal-row-height="true"/>
    </style:style>
    <style:style style:name="ro40" style:family="table-row">
      <style:table-row-properties style:row-height="1.356cm" fo:break-before="auto" style:use-optimal-row-height="true"/>
    </style:style>
    <style:style style:name="ro41" style:family="table-row">
      <style:table-row-properties style:row-height="0.988cm" fo:break-before="auto" style:use-optimal-row-height="false"/>
    </style:style>
    <style:style style:name="ro16" style:family="table-row">
      <style:table-row-properties style:row-height="2.752cm" fo:break-before="auto" style:use-optimal-row-height="false"/>
    </style:style>
    <style:style style:name="ro42" style:family="table-row">
      <style:table-row-properties style:row-height="2.487cm" fo:break-before="auto" style:use-optimal-row-height="true"/>
    </style:style>
    <style:style style:name="ro43" style:family="table-row">
      <style:table-row-properties style:row-height="3.358cm" fo:break-before="auto" style:use-optimal-row-height="true"/>
    </style:style>
    <style:style style:name="ro44" style:family="table-row">
      <style:table-row-properties style:row-height="0.69cm" fo:break-before="auto" style:use-optimal-row-height="true"/>
    </style:style>
    <style:style style:name="ro45" style:family="table-row">
      <style:table-row-properties style:row-height="0.436cm" fo:break-before="auto" style:use-optimal-row-height="true"/>
    </style:style>
    <style:style style:name="ro46" style:family="table-row">
      <style:table-row-properties style:row-height="0.52cm" fo:break-before="auto" style:use-optimal-row-height="true"/>
    </style:style>
    <style:style style:name="ro47" style:family="table-row">
      <style:table-row-properties style:row-height="0.651cm" fo:break-before="auto" style:use-optimal-row-height="true"/>
    </style:style>
    <style:style style:name="ro48" style:family="table-row">
      <style:table-row-properties style:row-height="7.869cm" fo:break-before="auto" style:use-optimal-row-height="true"/>
    </style:style>
    <style:style style:name="ro49" style:family="table-row">
      <style:table-row-properties style:row-height="4.396cm" fo:break-before="auto" style:use-optimal-row-height="true"/>
    </style:style>
    <style:style style:name="ro50" style:family="table-row">
      <style:table-row-properties style:row-height="2.325cm" fo:break-before="auto" style:use-optimal-row-height="false"/>
    </style:style>
    <style:style style:name="ro51" style:family="table-row">
      <style:table-row-properties style:row-height="1.291cm" fo:break-before="auto" style:use-optimal-row-height="false"/>
    </style:style>
    <style:style style:name="ro52" style:family="table-row">
      <style:table-row-properties style:row-height="1.693cm" fo:break-before="auto" style:use-optimal-row-height="false"/>
    </style:style>
    <style:style style:name="ro53" style:family="table-row">
      <style:table-row-properties style:row-height="1.79cm" fo:break-before="auto" style:use-optimal-row-height="true"/>
    </style:style>
    <style:style style:name="ro54" style:family="table-row">
      <style:table-row-properties style:row-height="4.586cm" fo:break-before="auto" style:use-optimal-row-height="false"/>
    </style:style>
    <style:style style:name="ro55" style:family="table-row">
      <style:table-row-properties style:row-height="7.273cm" fo:break-before="auto" style:use-optimal-row-height="true"/>
    </style:style>
    <style:style style:name="ro56" style:family="table-row">
      <style:table-row-properties style:row-height="1.446cm" fo:break-before="auto" style:use-optimal-row-height="false"/>
    </style:style>
    <style:style style:name="ro57" style:family="table-row">
      <style:table-row-properties style:row-height="3.387cm" fo:break-before="auto" style:use-optimal-row-height="false"/>
    </style:style>
    <style:style style:name="ro58" style:family="table-row">
      <style:table-row-properties style:row-height="4.128cm" fo:break-before="auto" style:use-optimal-row-height="false"/>
    </style:style>
    <style:style style:name="ro59" style:family="table-row">
      <style:table-row-properties style:row-height="7.796cm" fo:break-before="auto" style:use-optimal-row-height="false"/>
    </style:style>
    <style:style style:name="ro60" style:family="table-row">
      <style:table-row-properties style:row-height="1.341cm" fo:break-before="auto" style:use-optimal-row-height="false"/>
    </style:style>
    <style:style style:name="ro61" style:family="table-row">
      <style:table-row-properties style:row-height="2.658cm" fo:break-before="auto" style:use-optimal-row-height="true"/>
    </style:style>
    <style:style style:name="ro62" style:family="table-row">
      <style:table-row-properties style:row-height="5.263cm" fo:break-before="auto" style:use-optimal-row-height="true"/>
    </style:style>
    <style:style style:name="ro63" style:family="table-row">
      <style:table-row-properties style:row-height="3.092cm" fo:break-before="auto" style:use-optimal-row-height="true"/>
    </style:style>
    <style:style style:name="ro64" style:family="table-row">
      <style:table-row-properties style:row-height="2.224cm" fo:break-before="auto" style:use-optimal-row-height="true"/>
    </style:style>
    <style:style style:name="ro65" style:family="table-row">
      <style:table-row-properties style:row-height="1.482cm" fo:break-before="auto" style:use-optimal-row-height="false"/>
    </style:style>
    <style:style style:name="ro66" style:family="table-row">
      <style:table-row-properties style:row-height="6.567cm" fo:break-before="auto" style:use-optimal-row-height="true"/>
    </style:style>
    <style:style style:name="ro67" style:family="table-row">
      <style:table-row-properties style:row-height="0.623cm" fo:break-before="auto" style:use-optimal-row-height="false"/>
    </style:style>
    <style:style style:name="ro68" style:family="table-row">
      <style:table-row-properties style:row-height="4.83cm" fo:break-before="auto" style:use-optimal-row-height="true"/>
    </style:style>
    <style:style style:name="ro69" style:family="table-row">
      <style:table-row-properties style:row-height="3.528cm" fo:break-before="auto" style:use-optimal-row-height="true"/>
    </style:style>
    <style:style style:name="ro70" style:family="table-row">
      <style:table-row-properties style:row-height="6.973cm" fo:break-before="auto" style:use-optimal-row-height="true"/>
    </style:style>
    <style:style style:name="ro71" style:family="table-row">
      <style:table-row-properties style:row-height="3.962cm" fo:break-before="auto" style:use-optimal-row-height="true"/>
    </style:style>
    <style:style style:name="ro72" style:family="table-row">
      <style:table-row-properties style:row-height="1.552cm" fo:break-before="auto" style:use-optimal-row-height="false"/>
    </style:style>
    <style:style style:name="ro73" style:family="table-row">
      <style:table-row-properties style:row-height="1.27cm" fo:break-before="auto" style:use-optimal-row-height="false"/>
    </style:style>
    <style:style style:name="ro74" style:family="table-row">
      <style:table-row-properties style:row-height="6.131cm" fo:break-before="auto" style:use-optimal-row-height="tru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0"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6"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table-cell-properties style:diagonal-bl-tr="none" style:diagonal-tl-br="none" fo:border="none"/>
    </style:style>
    <style:style style:name="ce9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4" style:family="table-cell" style:parent-style-name="Default" style:data-style-name="N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Lucida Sans1" fo:font-size="7pt" style:font-name-asian="Lucida Sans1" style:font-size-asian="7pt" style:font-name-complex="Lucida Sans1" style:font-size-complex="4pt"/>
    </style:style>
    <style:style style:name="T1" style:family="text">
      <style:text-properties style:font-name="Verdana1" fo:font-size="10pt" style:font-name-asian="Lucida Sans1" style:font-size-asian="10pt" style:font-name-complex="Lucida Sans1" style:font-size-complex="10pt"/>
    </style:style>
    <style:style style:name="T2" style:family="text">
      <style:text-properties style:font-name="Verdana" style:font-name-asian="SimSun" style:font-name-complex="Lucida Sans"/>
    </style:style>
    <style:style style:name="T9" style:family="text">
      <style:text-properties style:text-position="super 58%" style:font-name="Verdana" style:font-name-asian="SimSun" style:font-name-complex="Lucida Sans"/>
    </style:style>
    <style:style style:name="T10" style:family="text">
      <style:text-properties fo:color="#000000" style:text-outline="false" style:text-line-through-style="none" style:font-name="Verdana1"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11" style:family="text">
      <style:text-properties style:font-name="Lucida Sans1" style:font-name-asian="Lucida Sans1" style:font-name-complex="Lucida Sans1" style:font-size-complex="5.69999980926514pt"/>
    </style:style>
    <style:style style:name="T12"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3"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5" table:print="false">
        <office:forms form:automatic-focus="false" form:apply-design-mode="false"/>
        <table:table-column table:style-name="co3" table:default-cell-style-name="ce76"/>
        <table:table-column table:style-name="co12" table:default-cell-style-name="ce89"/>
        <table:table-column table:style-name="co13" table:default-cell-style-name="ce89"/>
        <table:table-column table:style-name="co14" table:default-cell-style-name="ce89"/>
        <table:table-column table:style-name="co7" table:number-columns-repeated="253" table:default-cell-style-name="ce89"/>
        <table:table-column table:style-name="co7" table:number-columns-repeated="767" table:default-cell-style-name="Default"/>
        <table:table-row table:style-name="ro5">
          <table:table-cell table:style-name="ce74" office:value-type="string">
            <text:p>Blixem test plan</text:p>
          </table:table-cell>
          <table:table-cell table:number-columns-repeated="1023"/>
        </table:table-row>
        <table:table-row table:style-name="ro2">
          <table:table-cell table:style-name="ce75"/>
          <table:table-cell table:number-columns-repeated="1023"/>
        </table:table-row>
        <table:table-row table:style-name="ro6">
          <table:table-cell table:style-name="ce8" office:value-type="string">
            <text:p>Notes</text:p>
          </table:table-cell>
          <table:table-cell table:number-columns-repeated="1023"/>
        </table:table-row>
        <table:table-row table:style-name="ro40">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77"/>
          <table:table-cell table:style-name="ce90"/>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52">
          <table:covered-table-cell table:style-name="ce13"/>
          <table:covered-table-cell table:style-name="ce30"/>
          <table:table-cell table:style-name="ce42" office:value-type="string">
            <text:p>Resize a column in the detail view</text:p>
          </table:table-cell>
          <table:table-cell table:style-name="ce10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10">
          <table:covered-table-cell table:style-name="ce13"/>
          <table:covered-table-cell table:style-name="ce31"/>
          <table:table-cell table:style-name="ce42" office:value-type="string">
            <text:p>Drag the splitter bar between the big-picture and the detail-view</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91"/>
          <table:table-cell table:style-name="ce97"/>
          <table:table-cell table:style-name="ce51"/>
          <table:table-cell table:style-name="ce54"/>
          <table:table-cell table:number-columns-repeated="1019"/>
        </table:table-row>
        <table:table-row table:style-name="ro53">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4">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92" table:number-columns-repeated="3"/>
          <table:table-cell table:number-columns-repeated="1020"/>
        </table:table-row>
        <table:table-row table:style-name="ro54">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55">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2) Also try by double-clicking the left mouse button, and double-dragging (i.e. hold the mouse button down on the second click and then drag).</text:p>
            <text:p><text:span text:style-name="T1">3) Also try left-clicking once on the current highlight box and then dragging.</text:span></text:p>
          </table:table-cell>
          <table:table-cell table:style-name="ce42" office:value-type="string">
            <text:p>- A preview box of where the new range will be should be shown in the big picture when you press the mouse button.</text:p>
            <text:p><text:span text:style-name="T1">- The cursor should change while the mouse button remains pressed to indicate that you can drag </text:span><text:span text:style-name="T1">the preview box.</text:spa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2) Double clicking with the left button should work the same as middle-clicking (except if you click on top of a feature, in which case the feature will be selected instead).</text:p>
            <text:p><text:span text:style-name="T1">3) Left-clicking on the highlight box should enable you to move it based on its current position </text:span><text:span text:style-name="T1">(except if clicking on a feature, in which case the feature will be selected instead). <text:s/>This enables </text:span><text:span text:style-name="T1">you to make small adjustments to its current position, rather than middle/double-clicking which </text:span><text:span text:style-name="T1">re-centres the highlight box each time on the click position.</text:span></text:p>
            <text:p><text:span text:style-name="T6"/></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 doub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18">
          <table:covered-table-cell table:style-name="ce13"/>
          <table:covered-table-cell table:style-name="ce30"/>
          <table:table-cell table:style-name="ce42" office:value-type="string">
            <text:p>Middle-click / double-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2">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56">
          <table:table-cell table:style-name="ce78"/>
          <table:table-cell table:style-name="ce92" table:number-columns-repeated="3"/>
          <table:table-cell table:number-columns-repeated="1020"/>
        </table:table-row>
        <table:table-row table:style-name="ro20">
          <table:table-cell table:style-name="ce79"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57">
          <table:covered-table-cell table:style-name="ce80"/>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10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58">
          <table:covered-table-cell table:style-name="ce80"/>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2">
          <table:covered-table-cell table:style-name="ce80"/>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80"/>
          <table:table-cell table:style-name="ce93"/>
          <table:table-cell table:style-name="ce44"/>
          <table:table-cell table:style-name="ce51"/>
          <table:table-cell table:style-name="ce54"/>
          <table:table-cell table:number-columns-repeated="1019"/>
        </table:table-row>
        <table:table-row table:style-name="ro59">
          <table:covered-table-cell table:style-name="ce80"/>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drag in the detail-view to vary the selection position before releasing to select a base.</text:p>
            <text:p/>
          </table:table-cell>
          <table:table-cell table:style-name="ce42" office:value-type="string">
            <text:p>- The coordinate in the feedback box should update as the mouse is dragged.</text:p>
            <text:p>- The detail-view range will not scroll until the mouse is releas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6">
          <table:covered-table-cell table:style-name="ce80"/>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0">
          <table:covered-table-cell table:style-name="ce80"/>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0">
          <table:covered-table-cell table:style-name="ce80"/>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80"/>
          <table:table-cell table:style-name="ce36"/>
          <table:table-cell table:style-name="ce44"/>
          <table:table-cell table:style-name="ce51"/>
          <table:table-cell table:style-name="ce55"/>
          <table:table-cell table:number-columns-repeated="1019"/>
        </table:table-row>
        <table:table-row table:style-name="ro13">
          <table:covered-table-cell table:style-name="ce80"/>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1"/>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60">
          <table:table-cell table:style-name="ce82"/>
          <table:table-cell table:style-name="ce37"/>
          <table:table-cell table:style-name="ce47" table:number-columns-repeated="2"/>
          <table:table-cell table:style-name="ce55"/>
          <table:table-cell table:number-columns-repeated="1019"/>
        </table:table-row>
        <table:table-row table:style-name="ro12">
          <table:table-cell table:style-name="ce83"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61">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61">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2"/></text:p>
            <text:p><text:span text:style-name="T2">Note: available columns should be: Name, Source, Organism, Gene Name, Tissue Type, Strain, </text:span><text:span text:style-name="T2">Group.</text:span></text:p>
            <text:p><text:span text:style-name="T2"/></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84"/>
          <table:table-cell table:style-name="ce36"/>
          <table:table-cell table:style-name="ce44"/>
          <table:table-cell table:style-name="ce51"/>
          <table:table-cell table:style-name="ce55"/>
          <table:table-cell table:number-columns-repeated="1019"/>
        </table:table-row>
        <table:table-row table:style-name="ro27">
          <table:covered-table-cell table:style-name="ce84"/>
          <table:table-cell table:style-name="ce35" office:value-type="string" table:number-columns-spanned="1" table:number-rows-spanned="12">
            <text:p>Groups</text:p>
          </table:table-cell>
          <table:table-cell table:style-name="ce98" office:value-type="string" table:number-columns-spanned="2" table:number-rows-spanned="1">
            <text:p>Note that the grouping functionality is somewhat basic and behaviour is ambiguous if the same sequence is added to more than one group</text:p>
          </table:table-cell>
          <table:covered-table-cell table:style-name="ce101"/>
          <table:table-cell table:style-name="ce55"/>
          <table:table-cell table:number-columns-repeated="1019"/>
        </table:table-row>
        <table:table-row table:style-name="ro13">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0">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2"><text:s text:c="2"/></text:span><text:span text:style-name="T2">4) Try searching by the Group column, where the search text is an 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2"><text:s text:c="2"/></text:span><text:span text:style-name="T2">4) All sequences in the found group(s) will be added to the new group. <text:s/>This effectively </text:span><text:span text:style-name="T2">duplicates (or creates a union of) existing group(s). <text:s/>Someday this may be useful behaviour but </text:span><text:span text:style-name="T2">at the moment having the same sequences appearing in multiple groups can lead to unexpected </text:span><text:span text:style-name="T2">behaviour.</text:span></text:p>
          </table:table-cell>
          <table:table-cell table:style-name="ce55"/>
          <table:table-cell table:number-columns-repeated="1019"/>
        </table:table-row>
        <table:table-row table:style-name="ro61">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54">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63">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2"/></text:p>
            <text:p><text:span text:style-name="T2">Then:</text:span></text:p>
            <text:p><text:span text:style-name="T2"><text:s text:c="2"/></text:span><text:span text:style-name="T2">1) Open the Groups dialog again and tick Hide for one of the groups.</text:span></text:p>
            <text:p><text:span text:style-name="T2"><text:s text:c="2"/></text:span><text:span text:style-name="T2">2) Open the dialog again and un-tick 'Hide all sequences not in a group'.</text:span></text:p>
            <text:p><text:span text:style-name="T2"/></text:p>
          </table:table-cell>
          <table:table-cell table:style-name="ce42" office:value-type="string">
            <text:p>- All sequences should be hidden from the detail-view unless they are in a group.</text:p>
            <text:p><text:span text:style-name="T2"/></text:p>
            <text:p><text:span text:style-name="T2"><text:s text:c="2"/></text:span><text:span text:style-name="T2">1) Sequences that are in the Hidden group should now also be hidden in the detail-view.</text:span></text:p>
            <text:p><text:span text:style-name="T2"><text:s text:c="2"/></text:span><text:span text:style-name="T2">2) All sequences should now re-appear, apart from those in the Hidden group.</text:span></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64">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2"><text:s text:c="2"/></text:span><text:span text:style-name="T2">a) when there has not been a previous Find;</text:span></text:p>
            <text:p><text:span text:style-name="T2"><text:s text:c="2"/></text:span><text:span text:style-name="T2">b) after performing a Find before you created the group.</text:span></text:p>
            <text:p><text:span text:style-name="T2"/></text:p>
          </table:table-cell>
          <table:table-cell table:style-name="ce45" office:value-type="string">
            <text:p>- Creating a group should not affect the find-again operation.</text:p>
            <text:p><text:span text:style-name="T2"><text:s text:c="2"/></text:span><text:span text:style-name="T2">a) find-again should do nothing</text:span></text:p>
            <text:p><text:span text:style-name="T2"><text:s text:c="2"/></text:span><text:span text:style-name="T2">b) find-again should repeat the previous Find operation (NOT the search that you did to create </text:span><text:span text:style-name="T2">the group)</text:span></text:p>
          </table:table-cell>
          <table:table-cell table:style-name="ce55"/>
          <table:table-cell table:number-columns-repeated="1019"/>
        </table:table-row>
        <table:table-row table:style-name="ro5">
          <table:covered-table-cell table:style-name="ce84"/>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12"/></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3">not</text:span><text:span text:style-name="T4"> inherit the changes that you made to original group's </text:span><text:span text:style-name="T4">properties; they will revert to the default values.</text:span></text:p>
            <text:p><text:span text:style-name="T4"/></text:p>
          </table:table-cell>
          <table:table-cell table:style-name="ce55"/>
          <table:table-cell table:number-columns-repeated="1019"/>
        </table:table-row>
        <table:table-row table:style-name="ro65">
          <table:table-cell table:style-name="ce78"/>
          <table:table-cell table:style-name="ce92" table:number-columns-repeated="3"/>
          <table:table-cell table:number-columns-repeated="1020"/>
        </table:table-row>
        <table:table-row table:style-name="ro14">
          <table:table-cell table:style-name="ce85" office:value-type="string" table:number-columns-spanned="1" table:number-rows-spanned="40">
            <text:p>SETTINGS</text:p>
          </table:table-cell>
          <table:table-cell table:style-name="ce29" office:value-type="string" table:number-columns-spanned="1" table:number-rows-spanned="6">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2">
          <table:covered-table-cell table:style-name="ce86"/>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6">
          <table:covered-table-cell table:style-name="ce86"/>
          <table:covered-table-cell table:style-name="ce30"/>
          <table:table-cell table:style-name="ce42"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12">
          <table:covered-table-cell table:style-name="ce86"/>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4"/>
          <table:table-cell table:number-columns-repeated="1019"/>
        </table:table-row>
        <table:table-row table:style-name="ro14">
          <table:covered-table-cell table:style-name="ce86"/>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20">
          <table:covered-table-cell table:style-name="ce86"/>
          <table:covered-table-cell table:style-name="ce31"/>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4"/>
          <table:table-cell table:number-columns-repeated="1019"/>
        </table:table-row>
        <table:table-row table:style-name="ro5">
          <table:covered-table-cell table:style-name="ce86"/>
          <table:table-cell table:style-name="ce93"/>
          <table:table-cell table:style-name="ce44"/>
          <table:table-cell table:style-name="ce51"/>
          <table:table-cell table:style-name="ce54"/>
          <table:table-cell table:number-columns-repeated="1019"/>
        </table:table-row>
        <table:table-row table:style-name="ro58">
          <table:covered-table-cell table:style-name="ce86"/>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3">NOT</text:span><text:span text:style-name="T4"> </text:span><text:span text:style-name="T4">selected.</text:span></text:p>
            <text:p><text:span text:style-name="T4"/></text:p>
            <text:p><text:span text:style-name="T4">Variations:</text:span></text:p>
            <text:p><text:span text:style-name="T4"><text:s text:c="2"/></text:span><text:span text:style-name="T4">1) Try this with the 'Selected sequences only' option ticked.</text:span></text:p>
            <text:p><text:span text:style-name="T4"/></text:p>
            <text:p><text:span text:style-name="T4"/></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86"/>
          <table:table-cell table:style-name="ce93"/>
          <table:table-cell table:style-name="ce44"/>
          <table:table-cell table:style-name="ce51"/>
          <table:table-cell table:style-name="ce54"/>
          <table:table-cell table:number-columns-repeated="1019"/>
        </table:table-row>
        <table:table-row table:style-name="ro20">
          <table:covered-table-cell table:style-name="ce86"/>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87"/>
          <table:table-cell table:style-name="ce36"/>
          <table:table-cell table:style-name="ce44"/>
          <table:table-cell table:style-name="ce51"/>
          <table:table-cell table:style-name="ce55"/>
          <table:table-cell table:number-columns-repeated="1019"/>
        </table:table-row>
        <table:table-row table:style-name="ro8">
          <table:covered-table-cell table:style-name="ce86"/>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86"/>
          <table:table-cell table:style-name="ce29"/>
          <table:table-cell table:style-name="ce42" table:number-columns-repeated="2"/>
          <table:table-cell table:style-name="ce54"/>
          <table:table-cell table:number-columns-repeated="1019"/>
        </table:table-row>
        <table:table-row table:style-name="ro20">
          <table:covered-table-cell table:style-name="ce86"/>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66">
          <table:covered-table-cell table:style-name="ce86"/>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2"/></text:p>
            <text:p><text:span text:style-name="T2">Variations:</text:span></text:p>
            <text:p><text:s text:c="2"/>1) For each sort-by option from the drop-down box, try toggling the 'Invert Sort Order' option on and off.</text:p>
            <text:p><text:span text:style-name="T2"><text:s text:c="2"/></text:span><text:span text:style-name="T2">2) Try adding secondary sort-by columns by entering columns in the 2</text:span><text:span text:style-name="T9">nd</text:span><text:span text:style-name="T2"> and 3</text:span><text:span text:style-name="T9">rd</text:span><text:span text:style-name="T2"> drop-down </text:span><text:span text:style-name="T2">boxes.</text:span></text:p>
            <text:p><text:span text:style-name="T2"><text:s text:c="2"/></text:span><text:span text:style-name="T2">3) Try adding additional drop-down boxes by clicking the 'Add' box.</text:span></text:p>
            <text:p><text:span text:style-name="T2"><text:s text:c="2"/></text:span><text:span text:style-name="T2">4) Try clearing each of the sort-by columns (i.e. by selecting &lt;select column&gt; in each of the </text:span><text:span text:style-name="T2">drop-down 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13">st</text:span> column in the Sort dialog first, then by the 2<text:span text:style-name="T13">nd</text:span> column, then the 3<text:span text:style-name="T13">rd</text:span> etc. <text:s/>If a drop-down box does not have a column selected, then any further drop-down boxes after that will be ignored.</text:p>
            <text:p><text:span text:style-name="T2"><text:s text:c="2"/></text:span><text:span text:style-name="T2">3) Clicking 'Add' should add another drop-down box so that you can enter another column to </text:span><text:span text:style-name="T2">sort by.</text:span></text:p>
            <text:p><text:span text:style-name="T2"><text:s text:c="2"/></text:span><text:span text:style-name="T2">4) Either nothing may happen, or the sequences may become unsorted. <text:s/>Check that there are </text:span><text:span text:style-name="T2">no warnings in the terminal.</text:span></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20">
          <table:covered-table-cell table:style-name="ce86"/>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86"/>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6">
          <table:covered-table-cell table:style-name="ce86"/>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94" office:value-type="string" table:number-columns-spanned="1" table:number-rows-spanned="2">
            <text:p>Appearance</text:p>
          </table:table-cell>
          <table:table-cell table:style-name="ce99" office:value-type="string">
            <text:p>Tick the 'Use print colours' on the Apperance tab in the Settings dialog.</text:p>
            <text:p/>
          </table:table-cell>
          <table:table-cell table:style-name="ce99"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3">
          <table:covered-table-cell table:style-name="ce86"/>
          <table:covered-table-cell table:style-name="ce94"/>
          <table:table-cell table:style-name="ce99" office:value-type="string">
            <text:p>Change some of the colours in the Appearance tab. Note that this is mainly a development option because colours cannot be saved.</text:p>
            <text:p/>
          </table:table-cell>
          <table:table-cell table:style-name="ce99" office:value-type="string">
            <text:p>- The colours should update in the Blixem window.</text:p>
          </table:table-cell>
          <table:table-cell table:style-name="ce54"/>
          <table:table-cell table:number-columns-repeated="1019"/>
        </table:table-row>
        <table:table-row table:style-name="ro67">
          <table:covered-table-cell table:style-name="ce86"/>
          <table:table-cell table:style-name="ce37"/>
          <table:table-cell table:style-name="ce47" table:number-columns-repeated="2"/>
          <table:table-cell table:style-name="ce54"/>
          <table:table-cell table:number-columns-repeated="1019"/>
        </table:table-row>
        <table:table-row table:style-name="ro68">
          <table:covered-table-cell table:style-name="ce86"/>
          <table:table-cell table:style-name="ce94" office:value-type="string" table:number-columns-spanned="1" table:number-rows-spanned="8">
            <text:p>Config files</text:p>
          </table:table-cell>
          <table:table-cell table:style-name="ce99" office:value-type="string">
            <text:p>Test reading/writing a local config file:</text:p>
            <text:p/>
            <text:p>1) Start Blixem (making sure ~/.blixemrc does not already exist)</text:p>
            <text:p>2) Quit Blixem</text:p>
            <text:p>3) Edit some of the settings in ~/.blixemrc</text:p>
            <text:p>4) Re-start Blixem</text:p>
            <text:p>5) Open the Settings dialog (Ctrl-S) and change some settings</text:p>
            <text:p>6) Quit Blixem</text:p>
            <text:p/>
          </table:table-cell>
          <table:table-cell table:style-name="ce99" office:value-type="string">
            <text:p>1) Blixem should start with no errors.</text:p>
            <text:p>2) On exit, the file ~/.blixemrc should be created containing the default user settings.</text:p>
            <text:p>4) Blixem's display should reflect the new settings</text:p>
            <text:p>5) Blixem's display should reflect the new settings</text:p>
            <text:p>6) On exit, the new settings should be saved to ~/.blixemrc</text:p>
            <text:p/>
          </table:table-cell>
          <table:table-cell table:style-name="ce54"/>
          <table:table-cell table:number-columns-repeated="1019"/>
        </table:table-row>
        <table:table-row table:style-name="ro61">
          <table:covered-table-cell table:style-name="ce86"/>
          <table:covered-table-cell table:style-name="ce94"/>
          <table:table-cell table:style-name="ce99" office:value-type="string">
            <text:p>Test passing a config file on the command line:</text:p>
            <text:p/>
            <text:p>1) Delete ~/.blixemrc, if it exists</text:p>
            <text:p>2) Start Blixem, passing a config file on the command line</text:p>
            <text:p/>
          </table:table-cell>
          <table:table-cell table:style-name="ce99" office:value-type="string">
            <text:p>Check that the settings in the config file are applied correctly</text:p>
          </table:table-cell>
          <table:table-cell table:style-name="ce54"/>
          <table:table-cell table:number-columns-repeated="1019"/>
        </table:table-row>
        <table:table-row table:style-name="ro69">
          <table:covered-table-cell table:style-name="ce86"/>
          <table:covered-table-cell table:style-name="ce94"/>
          <table:table-cell table:style-name="ce99" office:value-type="string">
            <text:p>Test both local and command-line config files:</text:p>
            <text:p/>
            <text:p>1) Create a ~/.blixemrc file and a separate config file to pass as a command-line argument.</text:p>
            <text:p>2) Include some of the same settings in both files but give them different values.</text:p>
            <text:p>3) Start Blixem</text:p>
            <text:p/>
          </table:table-cell>
          <table:table-cell table:style-name="ce99" office:value-type="string">
            <text:p>Check that the settings from the local config file take priority over those in the command-line config file</text:p>
          </table:table-cell>
          <table:table-cell table:style-name="ce54"/>
          <table:table-cell table:number-columns-repeated="1019"/>
        </table:table-row>
        <table:table-row table:style-name="ro70">
          <table:covered-table-cell table:style-name="ce86"/>
          <table:covered-table-cell table:style-name="ce94"/>
          <table:table-cell table:style-name="ce99" office:value-type="string">
            <text:p>Test starting Blixem with errors in the config file (for both local and command-line config files):</text:p>
            <text:p/>
            <text:p>a) Mis-named stanza</text:p>
            <text:p>b) Mis-named key in a valid stanza</text:p>
            <text:p>c) Missing fetch stanza for a fetch method specified in a bulk-fetch key</text:p>
            <text:p><text:span text:style-name="T10">d) Missing fetch stanza for a fetch method specified in a user</text:span><text:span text:style-name="T1">-fetch key</text:span></text:p>
            <text:p><text:span text:style-name="T1">e) Missing, mandatory key-value pairs for a valid fetch method stanza</text:span></text:p>
            <text:p><text:span text:style-name="T1">f) Missing, non-mandatory key-value pairs for a valid fetch method stanza</text:span></text:p>
            <text:p><text:span text:style-name="T1">g) Specify a fetch-method with an executable that does not exist in the path</text:span></text:p>
            <text:p><text:span text:style-name="T11"/></text:p>
          </table:table-cell>
          <table:table-cell table:style-name="ce99" office:value-type="string">
            <text:p>a) The stanza is ignored</text:p>
            <text:p>b) The key is ignored</text:p>
            <text:p>c) A warning should be given when the fetch is attempted (i.e. on start-up, if there are sequences that use that fetch method)</text:p>
            <text:p>d) A warning should be given when the fetch is attempted (i.e. when you double-click a sequence that uses that fetch method)</text:p>
            <text:p>e) A warning should be given on start-up that there were errors in the config file</text:p>
            <text:p>f) This should be fine; no errors or warnings</text:p>
            <text:p>g) A warning should be given when the fetch is attempted</text:p>
            <text:p/>
          </table:table-cell>
          <table:table-cell table:style-name="ce54"/>
          <table:table-cell table:number-columns-repeated="1019"/>
        </table:table-row>
        <table:table-row table:style-name="ro71">
          <table:covered-table-cell table:style-name="ce86"/>
          <table:covered-table-cell table:style-name="ce94"/>
          <table:table-cell table:style-name="ce99" office:value-type="string">
            <text:p>Test fetching sequence data:</text:p>
            <text:p/>
            <text:p>a) Fetch 'raw' sequence data; no sequence data in GFF</text:p>
            <text:p>b) Fetch 'raw' sequence data; sequence data already supplied in GFF</text:p>
            <text:p>c) Fetch 'embl' data; no sequence data in GFF</text:p>
            <text:p>d) Fetch 'embl' data; sequence data already supplied in GFF</text:p>
            <text:p/>
          </table:table-cell>
          <table:table-cell table:style-name="ce99" office:value-type="string">
            <text:p>a) The sequence data should be fetched</text:p>
            <text:p>b) No fetch should be attempted because sequence data is already populated</text:p>
            <text:p>c) The sequence and EMBL data should be fetched</text:p>
            <text:p>d) The EMBL data should be fetched</text:p>
          </table:table-cell>
          <table:table-cell table:style-name="ce54"/>
          <table:table-cell table:number-columns-repeated="1019"/>
        </table:table-row>
        <table:table-row table:style-name="ro61">
          <table:covered-table-cell table:style-name="ce86"/>
          <table:covered-table-cell table:style-name="ce94"/>
          <table:table-cell table:style-name="ce99" office:value-type="string">
            <text:p>Test specifying fetch methods in dataTypes:</text:p>
            <text:p/>
            <text:p>a) Without a default fetch method in the [blixem] stanza</text:p>
            <text:p>b) With a default fetch method in the [blixem] stanza</text:p>
            <text:p/>
          </table:table-cell>
          <table:table-cell table:style-name="ce99" office:value-type="string">
            <text:p>a) The dataType fetch method should be used</text:p>
            <text:p>b) The dataType fetch method should override the default</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Specify multiple fetch methods in the config file; test what happens when the first fetch fails.</text:p>
            <text:p/>
          </table:table-cell>
          <table:table-cell table:style-name="ce99" office:value-type="string">
            <text:p>The second fetch method should be used when the first method fails; then the 3<text:span text:style-name="T13">rd</text:span> etc until there are no more fetch methods or the sequence has been found.</text:p>
            <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Test cancelling a bulk fetch that is in progress</text:p>
            <text:p/>
          </table:table-cell>
          <table:table-cell table:style-name="ce99" office:value-type="string">
            <text:p>The fetch should stop immediately and Blixem should appear showing any data that it managed to fetch until the fetch was cancelled</text:p>
            <text:p/>
          </table:table-cell>
          <table:table-cell table:style-name="ce54"/>
          <table:table-cell table:number-columns-repeated="1019"/>
        </table:table-row>
        <table:table-row table:style-name="ro72">
          <table:table-cell table:style-name="ce77"/>
          <table:table-cell table:style-name="ce92" table:number-columns-repeated="3"/>
          <table:table-cell table:number-columns-repeated="1020"/>
        </table:table-row>
        <table:table-row table:style-name="ro73">
          <table:table-cell table:style-name="ce88" office:value-type="string" table:number-columns-spanned="1" table:number-rows-spanned="31">
            <text:p>GENERAL</text:p>
          </table:table-cell>
          <table:table-cell table:style-name="ce95"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71">
          <table:covered-table-cell table:style-name="ce88"/>
          <table:table-cell table:style-name="ce95"/>
          <table:table-cell table:style-name="ce42" office:value-type="string">
            <text:p>Open the 'View' dialog by pressing 'v' or right-clicking and selecting View. <text:s/>Toggle each section on and off.</text:p>
            <text:p><text:span text:style-name="T2"/></text:p>
            <text:p><text:span text:style-name="T2"><text:s text:c="2"/></text:span><text:span text:style-name="T2">1) Turn on the coverage view and try navigating around the display, zooming in etc.</text:span></text:p>
            <text:p><text:span text:style-name="T2"><text:s text:c="2"/></text:span><text:span text:style-name="T2">2) In the Settings dialog, edit the 'Depth per cell' for the coverage view and click OK.</text:span></text:p>
            <text:p><text:span text:style-name="T2"/></text:p>
          </table:table-cell>
          <table:table-cell table:style-name="ce42" office:value-type="string">
            <text:p>- The section should disappear/appear as you un-tick/re-tick its check box.</text:p>
            <text:p><text:span text:style-name="T2"/></text:p>
            <text:p><text:span text:style-name="T2"><text:s text:c="2"/></text:span><text:span text:style-name="T2">1) Check that the coverage in the coverage view is correct for the portion of screen being </text:span><text:span text:style-name="T2">displayed. <text:s/>The coverage view should display the same range as the big picture, and alignments </text:span><text:span text:style-name="T2">in the big picture should be reflected in the coverage view. <text:s/>Check that a highlight box appears </text:span><text:span text:style-name="T2">over the coverage view to show the current detail-view range. <text:s/>Check that the number of </text:span><text:span text:style-name="T2">alignments in the detail-view is accurately reflected in the coverage-view plot for the highlighted </text:span><text:span text:style-name="T2">section.</text:span></text:p>
            <text:p><text:span text:style-name="T2"><text:s text:c="2"/></text:span><text:span text:style-name="T2">2) <text:s/>The scale of the coverage view should be adjusted according to the value you entered.</text:span></text:p>
            <text:p><text:span text:style-name="T2"/></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2">
          <table:covered-table-cell table:style-name="ce88"/>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74">
          <table:covered-table-cell table:style-name="ce88"/>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2"/></text:p>
            <text:p><text:span text:style-name="T2">a) Scroll the detail-view to a region where there is an exon with both CDS and UTR components. </text:span><text:span text:style-name="T2">Scroll so that the CDS section goes out of range but the UTR is still in range, and vice versa.</text:span></text:p>
            <text:p><text:span text:style-name="T2">b) Select a transcript and scroll to the start using Ctrl-Home. Scroll through the exons one by one </text:span><text:span text:style-name="T2">using Ctrl-Right-arrow. Try this for both reference sequence strands.</text:span></text:p>
            <text:p><text:span text:style-name="T2"/></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2">- Check that introns in the big picture are coloured correctly according to whether they are </text:span><text:span text:style-name="T2">adjacent to CDS or UTR regions; if only adjacent to CDS regions, they should take the CDS </text:span><text:span text:style-name="T2">colour; if only adjacent to UTR regions, they should take the UTR colour; if between CDS and UTR </text:span><text:span text:style-name="T2">regions, they should take the UTR colour.</text:span></text:p>
            <text:p><text:span text:style-name="T2"/></text:p>
            <text:p><text:span text:style-name="T2">a) The CDS and UTR should be on the same row in the detail-view if they are in the same exon. </text:span><text:span text:style-name="T2">The reading frame they are in should be determined by the CDS's phase. Scrolling the CDS out of </text:span><text:span text:style-name="T2">range tests that the UTR has been allocated the correct row, because the row should remain </text:span><text:span text:style-name="T2">visible as long as the UTR is in range (and vice versa when scrolling the UTR section out of range, </text:span><text:span text:style-name="T2">leaving just the CDS section visible).</text:span></text:p>
            <text:p><text:span text:style-name="T2">b) Check that the start/end coords and the reading frame are correct for each exon.</text:span></text:p>
            <text:p><text:span text:style-name="T2"/></text:p>
          </table:table-cell>
          <table:table-cell table:style-name="ce54"/>
          <table:table-cell table:number-columns-repeated="1019"/>
        </table:table-row>
        <table:table-row table:style-name="ro12">
          <table:covered-table-cell table:style-name="ce88"/>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0">
          <table:covered-table-cell table:style-name="ce88"/>
          <table:table-cell table:style-name="ce35" office:value-type="string" table:number-columns-spanned="1" table:number-rows-spanned="7">
            <text:p>Fetching</text:p>
          </table:table-cell>
          <table:table-cell table:style-name="ce98" office:value-type="string" table:number-columns-spanned="2" table:number-rows-spanned="1">
            <text:p>Note that fetching sequences is currently only supported for authorised users within the Sanger Institute.</text:p>
          </table:table-cell>
          <table:covered-table-cell table:style-name="ce101"/>
          <table:table-cell table:style-name="ce54"/>
          <table:table-cell table:number-columns-repeated="1019"/>
        </table:table-row>
        <table:table-row table:style-name="ro10">
          <table:covered-table-cell table:style-name="ce88"/>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102"/>
          <table:table-cell table:style-name="ce54"/>
          <table:table-cell table:number-columns-repeated="1019"/>
        </table:table-row>
        <table:table-row table:style-name="ro13">
          <table:covered-table-cell table:style-name="ce88"/>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0">
          <table:covered-table-cell table:style-name="ce88"/>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88"/>
          <table:table-cell table:style-name="ce40" table:number-columns-repeated="3"/>
          <table:table-cell table:number-columns-repeated="1020"/>
        </table:table-row>
        <table:table-row table:style-name="ro20">
          <table:covered-table-cell table:style-name="ce88"/>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88"/>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3">
          <table:covered-table-cell table:style-name="ce88"/>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number-columns-repeated="2"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0">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4">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3">replace</text:span><text:span text:style-name="T4"> the normal pixelmap plot. <text:s/>Turning the pixelmap option on and off will </text:span><text:span text:style-name="T4">have no effect.</text:span></text:p>
            <text:p><text:span text:style-name="T4"/></text:p>
            <text:p><text:span text:style-name="T4"><text:s text:c="2"/></text:span><text:span text:style-name="T4">b) The HSPs will be drawn as red lines. <text:s/>They will be drawn over the top of the normal pixelmap plot, if </text:span><text:span text:style-name="T4">that is turned on, or onto a blank background otherwise.</text:span></text:p>
            <text:p><text:span text:style-name="T4"/></text:p>
            <text:p><text:span text:style-name="T4"><text:s text:c="2"/></text:span><text:span text:style-name="T4">c) The HSPs will be drawn as a coloured line; the colour will be chosen based on the score. <text:s/>They will be </text:span><text:span text:style-name="T4">drawn over the top of the normal pixelmap, if that is turned on, or onto a blank background otherwise.</text:span></text:p>
            <text:p><text:span text:style-name="T4"/></text:p>
          </table:table-cell>
          <table:table-cell table:style-name="ce54"/>
          <table:table-cell table:number-columns-repeated="1019"/>
        </table:table-row>
        <table:table-row table:style-name="ro13">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8">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0">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3">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0">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39">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40">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0">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4">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16">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42">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text:span text:style-name="T6"/></text:p>
            <text:p>Variations</text:p>
            <text:p><text:span text:style-name="T1">1) Try 'Export tp PDF' option from the File menu.</text:span></text:p>
            <text:p><text:span text:style-name="T1"/></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text:span text:style-name="T6"/></text:p>
            <text:p>1) The plot should be exported to PDF </text:p>
          </table:table-cell>
          <table:table-cell table:style-name="ce54"/>
          <table:table-cell table:number-columns-repeated="1019"/>
        </table:table-row>
        <table:table-row table:style-name="ro43">
          <table:covered-table-cell table:style-name="ce67"/>
          <table:covered-table-cell table:style-name="ce31"/>
          <table:table-cell table:style-name="ce42" office:value-type="string">
            <text:p>Run dotter in batch mode using the -b argument, and then open the saved binary dotplot file(s) by running dotter with the -l argument.</text:p>
            <text:p><text:span text:style-name="T6"/></text:p>
            <text:p>Variations</text:p>
            <text:p><text:span text:style-name="T1">1) Run dotter in batch mode but using the -e argument instead of -b</text:span></text:p>
            <text:p><text:span text:style-name="T1">2) Run dotter in batch mode with both the -b and -e arguments. Open the saved dotplot file(s) using the -l </text:span><text:span text:style-name="T1">argument.</text:span></text:p>
            <text:p><text:span text:style-name="T1"/></text:p>
          </table:table-cell>
          <table:table-cell table:style-name="ce42" office:value-type="string">
            <text:p>- The dotplot should appear as it would have in non-batch mode and be navigable as normal (providing you supplied the correct portions of the sequences and the correct offsets).</text:p>
            <text:p><text:span text:style-name="T6"/></text:p>
            <text:p><text:span text:style-name="T1">1) The plot should be exported to PDF rather than in dotter's binary dotplot format.</text:span></text:p>
            <text:p><text:span text:style-name="T1">2) Both a PDF and the binary plot should be saved.</text:span></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4">
          <table:table-cell table:style-name="ce56" office:value-type="string" table:number-columns-spanned="3" table:number-rows-spanned="1">
            <text:p>Belvu test plan</text:p>
          </table:table-cell>
          <table:covered-table-cell table:number-columns-repeated="2" table:style-name="ce68"/>
          <table:table-cell table:style-name="Default" table:number-columns-repeated="2"/>
          <table:table-cell table:number-columns-repeated="1019"/>
        </table:table-row>
        <table:table-row table:style-name="ro45">
          <table:table-cell table:style-name="Default" table:number-columns-repeated="5"/>
          <table:table-cell table:number-columns-repeated="1019"/>
        </table:table-row>
        <table:table-row table:style-name="ro46">
          <table:table-cell table:style-name="ce8"/>
          <table:table-cell table:style-name="Default" table:number-columns-repeated="4"/>
          <table:table-cell table:number-columns-repeated="1019"/>
        </table:table-row>
        <table:table-row table:style-name="ro45">
          <table:table-cell table:style-name="ce9"/>
          <table:table-cell table:style-name="Default" table:number-columns-repeated="4"/>
          <table:table-cell table:number-columns-repeated="1019"/>
        </table:table-row>
        <table:table-row table:style-name="ro45" table:number-rows-repeated="2">
          <table:table-cell table:style-name="Default" table:number-columns-repeated="5"/>
          <table:table-cell table:number-columns-repeated="1019"/>
        </table:table-row>
        <table:table-row table:style-name="ro45">
          <table:table-cell table:style-name="ce55" table:number-columns-repeated="2"/>
          <table:table-cell table:style-name="ce40" table:number-columns-repeated="2"/>
          <table:table-cell table:style-name="Default"/>
          <table:table-cell table:number-columns-repeated="1019"/>
        </table:table-row>
        <table:table-row table:style-name="ro47">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8">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2"/></text:p>
            <text:p><text:span text:style-name="T2"><text:s text:c="2"/></text:span><text:span text:style-name="T2">a) The right-click menu option</text:span></text:p>
            <text:p><text:span text:style-name="T2"><text:s text:c="2"/></text:span><text:span text:style-name="T2">b) The File menu menu option</text:span></text:p>
            <text:p><text:span text:style-name="T2"><text:s text:c="2"/></text:span><text:span text:style-name="T2">c) The Ctrl-Q shortcut key</text:span></text:p>
            <text:p><text:span text:style-name="T2"><text:s text:c="2"/></text:span><text:span text:style-name="T2">d) Closing the window using the Ctrl-W shortcut key</text:span></text:p>
            <text:p><text:span text:style-name="T2"><text:s text:c="2"/></text:span><text:span text:style-name="T2">e) Closing the window using the 'x' in the corner</text:span></text:p>
            <text:p><text:span text:style-name="T2"/></text:p>
            <text:p><text:span text:style-name="T2">Variations:</text:span></text:p>
            <text:p><text:span text:style-name="T2"><text:s text:c="2"/></text:span><text:span text:style-name="T2">1) Edit the alignment and then quit Belvu using all of the above options without saving the alignment </text:span><text:span text:style-name="T2">first. <text:s/>Cancel when you get the option to save or exit.</text:span></text:p>
            <text:p><text:span text:style-name="T2"><text:s text:c="2"/></text:span><text:span text:style-name="T2">2) As 1), but Click 'No' on the confirmation box asking if you want to save.</text:span></text:p>
            <text:p><text:span text:style-name="T2"><text:s text:c="2"/></text:span><text:span text:style-name="T2">3) As 1), but Click 'Yes' on the confirmation box asking if you want to save; then select a file to save to </text:span><text:span text:style-name="T2">and click Ok.</text:span></text:p>
            <text:p><text:span text:style-name="T2"><text:s text:c="2"/></text:span><text:span text:style-name="T2">4) As 3), but Cancel from the Save dialog rather than selecting a file to save to.</text:span></text:p>
            <text:p><text:span text:style-name="T2"><text:s text:c="2"/></text:span><text:span text:style-name="T2">5) As 1), but save the alignment first.</text:span></text:p>
            <text:p><text:span text:style-name="T2"/></text:p>
            <text:p><text:span text:style-name="T2"/></text:p>
          </table:table-cell>
          <table:table-cell office:value-type="string">
            <text:p>If the alignment has not been changed, Belvu should exit and all Belvu windows should be closed.</text:p>
            <text:p><text:span text:style-name="T2"/></text:p>
            <text:p><text:span text:style-name="T2">Variations:</text:span></text:p>
            <text:p><text:span text:style-name="T2"><text:s text:c="2"/></text:span><text:span text:style-name="T2">1) If the alignment has been changed you should get an option to save, edit or cancel. <text:s/>If you click </text:span><text:span text:style-name="T2">Cancel, Belvu should not exit and no windows should be closed.</text:span></text:p>
            <text:p><text:span text:style-name="T2"><text:s text:c="2"/></text:span><text:span text:style-name="T2">2) Belvu should exit without saving the alignment.</text:span></text:p>
            <text:p><text:span text:style-name="T2"><text:s text:c="2"/></text:span><text:span text:style-name="T2">3) Another dialog should appear asking you to select a file to save to; the alignment should be saved to </text:span><text:span text:style-name="T2">this file and then Belvu should exit.</text:span></text:p>
            <text:p><text:span text:style-name="T2"><text:s text:c="2"/></text:span><text:span text:style-name="T2">4) If you cancel from the Save dialog, then Belvu should not exit and no windows should be closed.</text:span></text:p>
            <text:p><text:span text:style-name="T2"><text:s text:c="2"/></text:span><text:span text:style-name="T2">5) You should not be prompted to save; Belvu should just exit directly and all windows should be closed.</text:span></text:p>
            <text:p><text:span text:style-name="T2"/></text:p>
          </table:table-cell>
          <table:table-cell table:number-columns-repeated="1020"/>
        </table:table-row>
        <table:table-row table:style-name="ro49">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2"><text:s text:c="2"/></text:span><text:span text:style-name="T2">a) Closing the window from the right-click menu</text:span></text:p>
            <text:p><text:span text:style-name="T2"><text:s text:c="2"/></text:span><text:span text:style-name="T2">b) Closing the window using the Ctrl-W shortcut</text:span></text:p>
            <text:p><text:span text:style-name="T2"><text:s text:c="2"/></text:span><text:span text:style-name="T2">c) Quitting the application using the Ctrl-Q shortcut (try this where the alignment has been edited and </text:span><text:span text:style-name="T2">not saved)</text:span></text:p>
            <text:p><text:span text:style-name="T2"><text:s text:c="2"/></text:span><text:span text:style-name="T2">d) With all three windows open, go back to the main window and select 'Clean up windows' from the File </text:span><text:span text:style-name="T2">menu or right-click menu.</text:span></text:p>
            <text:p><text:span text:style-name="T2"/></text:p>
          </table:table-cell>
          <table:table-cell office:value-type="string">
            <text:p><text:s text:c="2"/>a) and b): the active window should be closed but no other windows should be affected.</text:p>
            <text:p><text:span text:style-name="T2"><text:s text:c="2"/></text:span><text:span text:style-name="T2">c) The application should be exited and all windows closed. If the alignment was not saved then you </text:span><text:span text:style-name="T2">should be prompted to save or cancel.</text:span></text:p>
            <text:p><text:span text:style-name="T2"><text:s text:c="2"/></text:span><text:span text:style-name="T2">d) All windows except the main window should be closed.</text:span></text:p>
            <text:p><text:span text:style-name="T2"/></text:p>
          </table:table-cell>
          <table:table-cell table:number-columns-repeated="1020"/>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70"/>
          <table:table-cell table:style-name="ce45"/>
          <table:table-cell table:number-columns-repeated="1020"/>
        </table:table-row>
        <table:table-row table:style-name="ro45">
          <table:covered-table-cell/>
          <table:table-cell table:style-name="ce29"/>
          <table:table-cell table:style-name="ce44"/>
          <table:table-cell table:style-name="ce51"/>
          <table:table-cell table:style-name="ce55"/>
          <table:table-cell table:number-columns-repeated="1019"/>
        </table:table-row>
        <table:table-row table:style-name="ro45" table:visibility="collapse">
          <table:covered-table-cell/>
          <table:table-cell table:style-name="ce29" table:number-columns-spanned="1" table:number-rows-spanned="2"/>
          <table:table-cell table:style-name="ce71"/>
          <table:table-cell table:style-name="ce46"/>
          <table:table-cell table:number-columns-repeated="1020"/>
        </table:table-row>
        <table:table-row table:style-name="ro45" table:visibility="collapse">
          <table:covered-table-cell table:style-name="ce14"/>
          <table:covered-table-cell table:style-name="ce31"/>
          <table:table-cell table:style-name="ce51"/>
          <table:table-cell table:number-columns-repeated="1021"/>
        </table:table-row>
        <table:table-row table:style-name="ro45" table:visibility="collapse">
          <table:table-cell table:style-name="ce58"/>
          <table:table-cell table:style-name="ce37"/>
          <table:table-cell table:style-name="ce47" table:number-columns-repeated="2"/>
          <table:table-cell table:style-name="ce55"/>
          <table:table-cell table:number-columns-repeated="1019"/>
        </table:table-row>
        <table:table-row table:style-name="ro45">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50">
          <table:covered-table-cell table:style-name="ce60"/>
          <table:covered-table-cell/>
          <table:table-cell table:number-columns-repeated="1022"/>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table-cell table:style-name="ce36"/>
          <table:table-cell table:style-name="ce44"/>
          <table:table-cell table:style-name="ce51"/>
          <table:table-cell table:style-name="ce55"/>
          <table:table-cell table:number-columns-repeated="1019"/>
        </table:table-row>
        <table:table-row table:style-name="ro45">
          <table:covered-table-cell table:style-name="ce21"/>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63"/>
          <table:covered-table-cell/>
          <table:table-cell table:style-name="ce45" table:number-columns-repeated="2"/>
          <table:table-cell table:number-columns-repeated="1020"/>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5">
          <table:covered-table-cell table:style-name="ce65"/>
          <table:covered-table-cell/>
          <table:table-cell table:style-name="ce45" table:number-columns-repeated="2"/>
          <table:table-cell table:number-columns-repeated="1020"/>
        </table:table-row>
        <table:table-row table:style-name="ro45">
          <table:covered-table-cell table:style-name="ce66"/>
          <table:table-cell table:style-name="ce36"/>
          <table:table-cell table:style-name="ce44"/>
          <table:table-cell table:style-name="ce51"/>
          <table:table-cell table:style-name="ce55"/>
          <table:table-cell table:number-columns-repeated="1019"/>
        </table:table-row>
        <table:table-row table:style-name="ro45">
          <table:covered-table-cell table:style-name="ce65"/>
          <table:table-cell table:style-name="ce31" table:number-columns-spanned="1" table:number-rows-spanned="2"/>
          <table:table-cell table:style-name="ce49" table:number-columns-repeated="2"/>
          <table:table-cell table:number-columns-repeated="1020"/>
        </table:table-row>
        <table:table-row table:style-name="ro5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0">10/07/2012</text:date>, <text:time>09:53:57</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2-07-10T09:53:57</dc:date>
    <meta:generator>OpenOffice.org/3.3$Unix OpenOffice.org_project/330m20$Build-9567</meta:generator>
    <meta:editing-duration>P3DT45M28S</meta:editing-duration>
    <meta:editing-cycles>57</meta:editing-cycles>
    <meta:document-statistic meta:table-count="4" meta:cell-count="364" meta:object-count="0"/>
  </office:meta>
</office:document-meta>
</file>